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1019" table:default-cell-style-name="ce4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ew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it with tail recursion option, exists as straight return, also closes open TH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S → Flags. Literals only originally, now any TOS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br.pos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anch if posi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br.zero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anch if test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br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anch always (relative to address after this wor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clr.ds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ears data st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clr.rs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ears returns t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hal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t or Ha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literal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teral call (word follow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nop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r&gt;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 trapped 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sysinfo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ctionary 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@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gt;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ck→Stack transf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=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gical Not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/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ithmetic Shift 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@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sor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/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yboard@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/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nd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 current RAM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&gt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ck→Stack transf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/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s is one’s complement not subtraction – doesn’t set fla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“1-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“1+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“2-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“2+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[next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xt handler (subtract 1, work out return address, set flag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+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multiply worke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!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 the res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,1,-1,2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tant wor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*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ift le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it / Halt depending on syste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lt; test, changes nothing other than the flag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gate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sive 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variable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riable Hel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n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stant wor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,8,10,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stant wor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* et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alars of various ty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onm for [clrds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er ind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!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 into mem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ply (use *+ methodology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if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st flags, skip to n if -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@ far!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r pointer a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,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st flags, skip to then if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piles w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at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ds 16 bit values to x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,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pile into diction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,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pile into diction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splays a digit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/edi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i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 digit hex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e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ear scre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me Cur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ursor position 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1">00/00/0000</text:date>, <text:time style:data-style-name="N2" text:time-value="11:32:38.483382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0:24:07.270499772</meta:creation-date>
    <dc:date>2017-12-01T11:34:13.726323310</dc:date>
    <meta:editing-duration>PT40M45S</meta:editing-duration>
    <meta:editing-cycles>14</meta:editing-cycles>
    <meta:generator>LibreOffice/5.4.3.2$Linux_X86_64 LibreOffice_project/40$Build-2</meta:generator>
    <meta:document-statistic meta:table-count="1" meta:cell-count="302" meta:object-count="0"/>
  </office:meta>
</office:document-meta>
</file>